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80000003274ED7810.png"/>
  <manifest:file-entry manifest:media-type="image/png" manifest:full-path="Pictures/100000000000026D0000004B70964E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OpenSymbol" svg:font-family="OpenSymbol"/>
    <style:font-face style:name="arial" svg:font-family="arial, sans-serif"/>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style:style>
    <style:style style:name="P2" style:family="paragraph" style:parent-style-name="Standard">
      <style:paragraph-properties fo:text-align="center" style:justify-single-word="false"/>
      <style:text-properties fo:color="#000000" style:font-name="Georgia"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000000" style:font-name="Georgia" fo:font-size="12pt" fo:font-weight="bold" style:font-size-asian="12pt" style:font-weight-asian="bold" style:font-size-complex="12pt" style:font-weight-complex="bold"/>
    </style:style>
    <style:style style:name="P4" style:family="paragraph" style:parent-style-name="Standard">
      <style:text-properties fo:color="#000000" style:font-name="Georgia" fo:font-size="12pt" style:font-size-asian="12pt" style:font-size-complex="12pt"/>
    </style:style>
    <style:style style:name="P5" style:family="paragraph" style:parent-style-name="Text_20_body">
      <style:text-properties style:font-name="Georgia"/>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Georgia" fo:font-size="12pt" fo:letter-spacing="normal" fo:font-style="normal" fo:font-weight="normal" style:font-size-asian="12pt" style:font-size-complex="12pt"/>
    </style:style>
    <style:style style:name="P7" style:family="paragraph" style:parent-style-name="Text_20_body">
      <style:text-properties style:font-name="Georgia"/>
    </style:style>
    <style:style style:name="P8" style:family="paragraph" style:parent-style-name="Text_20_body" style:list-style-name="L1">
      <style:text-properties style:font-name="Georgia"/>
    </style:style>
    <style:style style:name="P9" style:family="paragraph" style:parent-style-name="Text_20_body" style:list-style-name="L1"/>
    <style:style style:name="T1" style:family="text">
      <style:text-properties fo:font-variant="normal" fo:text-transform="none" fo:color="#000000" style:font-name="Helvetica Neue" fo:font-size="12pt" fo:letter-spacing="normal" fo:font-style="normal" fo:font-weight="normal" style:font-size-asian="12pt" style:font-size-complex="12pt"/>
    </style:style>
    <style:style style:name="T2" style:family="text">
      <style:text-properties fo:font-variant="normal" fo:text-transform="none" fo:color="#000000" style:font-name="arial" fo:font-size="12pt" fo:letter-spacing="normal" fo:font-style="normal" fo:font-weight="normal" style:font-size-asian="12pt" style:font-size-complex="12pt"/>
    </style:style>
    <style:style style:name="T3" style:family="text">
      <style:text-properties style:font-name="Georgia"/>
    </style:style>
    <style:style style:name="T4" style:family="text">
      <style:text-properties fo:color="#000000" style:font-name="Georgia"/>
    </style:style>
    <style:style style:name="T5" style:family="text">
      <style:text-properties fo:color="#000000" fo:font-size="12pt" style:font-size-asian="12pt" style:font-size-complex="12pt"/>
    </style:style>
    <style:style style:name="T6"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L'opérateur « Like »</text:p>
      <text:p text:style-name="P2"/>
      <text:p text:style-name="P3"/>
      <text:p text:style-name="P4"/>
      <text:p text:style-name="P6">L’opérateur LIKE est <text:span text:style-name="T6">utilisé dans la clause WHERE des requêtes SQL</text:span>. Ce mot-clé permet d’effectuer une recherche sur un modèle particulier. Il est par exemple possible de rechercher les enregistrements dont la valeur d’une colonne commence par telle ou telle lettre. Les modèles de recherches sont multiple.</text:p>
      <text:p text:style-name="P5"><text:line-break/>Sa syntaxe est la suivante :</text:p>
      <text:p text:style-name="P5"><draw:frame draw:style-name="fr2" draw:name="images2" text:anchor-type="paragraph" svg:x="0.15cm" svg:y="0.118cm" svg:width="12.067cm" svg:height="1.323cm" draw:z-index="0"><draw:image xlink:href="Pictures/10000201000001C80000003274ED7810.png" xlink:type="simple" xlink:show="embed" xlink:actuate="onLoad"/></draw:frame>Cela renvoi :</text:p>
      <text:p text:style-name="P5"><draw:frame draw:style-name="fr1" draw:name="images1" text:anchor-type="paragraph" svg:x="0.067cm" svg:y="-0.002cm" svg:width="16.431cm" svg:height="1.984cm" draw:z-index="1"><draw:image xlink:href="Pictures/100000000000026D0000004B70964EEA.png" xlink:type="simple" xlink:show="embed" xlink:actuate="onLoad"/></draw:frame></text:p>
      <text:p text:style-name="P5"/>
      <text:p text:style-name="P5"/>
      <text:p text:style-name="P5"/>
      <text:p text:style-name="P5">Ici nous avons utiliser le modèle 'a%' mais il en existe bien d'autres :</text:p>
      <text:list xml:id="list8099344614597001556" text:style-name="L1">
        <text:list-item>
          <text:p text:style-name="P8">LIKE '%a' </text:p>
          <text:list>
            <text:list-item>
              <text:p text:style-name="P8">Ceci trouve les mots finissant par 'a' (ex : Félindra).</text:p>
            </text:list-item>
          </text:list>
        </text:list-item>
        <text:list-item>
          <text:p text:style-name="P8">LIKE 'a%'</text:p>
          <text:list>
            <text:list-item>
              <text:p text:style-name="P8">Ceci trouve les mots commencant par 'a' (ex : Amande). </text:p>
            </text:list-item>
          </text:list>
        </text:list-item>
        <text:list-item>
          <text:p text:style-name="P8">LIKE '%a%'</text:p>
          <text:list>
            <text:list-item>
              <text:p text:style-name="P8">Ceci trouve les mots contenant la lettre 'a' (ex : Rigolade).</text:p>
            </text:list-item>
          </text:list>
        </text:list-item>
        <text:list-item>
          <text:p text:style-name="P8">LIKE 'pr%o'</text:p>
          <text:list>
            <text:list-item>
              <text:p text:style-name="P8">Ceci trouve les mots qui commence par 'pr' et finis par 'o' (ex : Promo).</text:p>
            </text:list-item>
          </text:list>
        </text:list-item>
        <text:list-item>
          <text:p text:style-name="P8">LIKE 'a_c '</text:p>
          <text:list>
            <text:list-item>
              <text:p text:style-name="P9"><text:span text:style-name="T3">Ceci trouv</text:span><text:span text:style-name="T4">e les mots</text:span><text:span text:style-name="T3"> qui commence par 'a' et fini par 'c' avec le '_' remplacer par une lettre (ex : Aac, Azc,etc...). L</text:span><text:span text:style-name="T1">e caractère “_” (underscore) peut être remplacé par n’importe quel caractère, mais un seul caractère uniquement (alors que le symbole pourcentage “%” peut être remplacé par un nombre incalculable de caractères .</text:span></text:p>
            </text:list-item>
          </text:list>
        </text:list-item>
        <text:list-item>
          <text:p text:style-name="P8">LIKE '_a%'</text:p>
          <text:list>
            <text:list-item>
              <text:p text:style-name="P8">Ceci trouve les mots qui possède la lettre 'a' en 2e position (ex : Mana, Banane).</text:p>
            </text:list-item>
          </text:list>
        </text:list-item>
        <text:list-item>
          <text:p text:style-name="P8">LIKE 'a__%'</text:p>
          <text:list>
            <text:list-item>
              <text:p text:style-name="P8">Ceci trouve les mots qui commence par 'a' et qui possède minimum 3 <text:s/>caractères (ex : Ana, Any).</text:p>
            </text:list-item>
          </text:list>
        </text:list-item>
        <text:list-item>
          <text:p text:style-name="P8">LIKE '[azk]%'</text:p>
          <text:list>
            <text:list-item>
              <text:p text:style-name="P8"><text:soft-page-break/>Ceci trouve les mots commençant par les lettre dans les crochets (ex : Amandine, Zechrome, Koala).</text:p>
            </text:list-item>
          </text:list>
        </text:list-item>
        <text:list-item>
          <text:p text:style-name="P8">LIKE '[a-c]%'</text:p>
          <text:list>
            <text:list-item>
              <text:p text:style-name="P8">Ceci trouve les mot commençant par les lettres de a à c (ex : Amande, Banane, Clémentine).</text:p>
            </text:list-item>
          </text:list>
        </text:list-item>
        <text:list-item>
          <text:p text:style-name="P8">LIKE '[^abc]%'</text:p>
          <text:list>
            <text:list-item>
              <text:p text:style-name="P8">Ceci trouve tout les mots sauf ceux qui commence par les lettres mise après le '^' (ex : Zidane, François, Kayla). L'icone '^' sert a exclu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Neue" svg:font-family="'Helvetica Neue', Helvetica, Arial, sans-serif"/>
    <style:font-face style:name="OpenSymbol" svg:font-family="OpenSymbol"/>
    <style:font-face style:name="arial" svg:font-family="arial, sans-serif"/>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ef-Dontcheff Lisa</meta:initial-creator>
    <meta:creation-date>2023-03-09T10:16:59.68</meta:creation-date>
    <dc:date>2023-03-09T15:07:56.09</dc:date>
    <dc:creator>Dimitrief-Dontcheff Lisa</dc:creator>
    <meta:editing-duration>PT4H15M31S</meta:editing-duration>
    <meta:editing-cycles>4</meta:editing-cycles>
    <meta:generator>OpenOffice/4.1.13$Win32 OpenOffice.org_project/4113m1$Build-9810</meta:generator>
    <meta:document-statistic meta:table-count="0" meta:image-count="2" meta:object-count="0" meta:page-count="2" meta:paragraph-count="25" meta:word-count="309" meta:character-count="1654"/>
  </office:meta>
</office:document-meta>
</file>